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D0000004598FDF32C.png"/>
  <manifest:file-entry manifest:media-type="image/jpeg" manifest:full-path="Pictures/10000000000003200000003222F1A71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3.54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title">
      <style:graphic-properties draw:stroke="none" draw:fill="none" draw:fill-color="#ffffff" draw:textarea-horizontal-align="left" draw:textarea-vertical-align="top" draw:auto-grow-height="true" draw:auto-grow-width="false" fo:min-height="3.82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533cm" draw:shadow="hidden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1.227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2.804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533cm" draw:shadow="hidden"/>
    </style:style>
    <style:style style:name="pr7" style:family="presentation" style:parent-style-name="Default-outline1" style:list-style-name="L4">
      <style:graphic-properties draw:stroke="none" draw:fill="none" draw:fill-color="#ffffff" draw:textarea-horizontal-align="left" draw:textarea-vertical-align="top" draw:auto-grow-height="true" draw:auto-grow-width="false" fo:min-height="12.948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Default-title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3.104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11" style:family="presentation" style:parent-style-name="Default-outline1">
      <style:graphic-properties draw:stroke="none" draw:fill="none" draw:fill-color="#ffffff" fo:min-height="12.429cm"/>
    </style:style>
    <style:style style:name="P1" style:family="paragraph">
      <style:paragraph-properties fo:margin-left="1.27cm" fo:margin-right="0cm" fo:margin-top="0cm" fo:margin-bottom="0cm" fo:line-height="100%" fo:text-align="end" text:enable-numbering="false" fo:text-indent="0.013cm" style:punctuation-wrap="hanging" style:line-break="strict" style:writing-mode="lr-tb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line-height="90%" text:enable-numbering="false" fo:text-indent="0cm" style:punctuation-wrap="hanging" style:line-break="strict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.635cm" fo:margin-right="0cm" fo:line-height="100%" text:enable-numbering="true" fo:text-indent="-0.635cm" style:punctuation-wrap="hanging" style:line-break="strict"/>
    </style:style>
    <style:style style:name="P7" style:family="paragraph">
      <style:paragraph-properties fo:margin-left="2.076cm" fo:margin-right="0cm" text:enable-numbering="true" fo:text-indent="-0.784cm"/>
    </style:style>
    <style:style style:name="P8" style:family="paragraph">
      <style:paragraph-properties fo:margin-left="0.635cm" fo:margin-right="0cm" fo:line-height="100%" text:enable-numbering="false" fo:text-indent="-0.635cm" style:punctuation-wrap="hanging" style:line-break="strict"/>
    </style:style>
    <style:style style:name="P9" style:family="paragraph">
      <style:paragraph-properties fo:margin-left="0.635cm" fo:margin-right="0cm" fo:line-height="100%" text:enable-numbering="true" fo:text-indent="-0.635cm" style:punctuation-wrap="hanging" style:line-break="strict" style:writing-mode="lr-tb"/>
    </style:style>
    <style:style style:name="P10" style:family="paragraph">
      <style:paragraph-properties fo:margin-left="0.635cm" fo:margin-right="0cm" fo:margin-top="0.305cm" fo:margin-bottom="0cm" fo:line-height="100%" text:enable-numbering="true" fo:text-indent="-0.61cm" style:punctuation-wrap="hanging" style:line-break="strict"/>
      <style:text-properties fo:font-size="16pt"/>
    </style:style>
    <style:style style:name="P11" style:family="paragraph">
      <style:paragraph-properties fo:margin-left="2.076cm" fo:margin-right="0cm" fo:margin-top="0.305cm" fo:margin-bottom="0cm" fo:text-indent="-0.784cm"/>
      <style:text-properties fo:font-size="16pt"/>
    </style:style>
    <style:style style:name="P12" style:family="paragraph">
      <style:paragraph-properties fo:margin-left="2.076cm" fo:margin-right="0cm" fo:margin-top="0.305cm" fo:margin-bottom="0cm" text:enable-numbering="true" fo:text-indent="-0.784cm"/>
      <style:text-properties fo:font-size="16pt"/>
    </style:style>
    <style:style style:name="P13" style:family="paragraph">
      <style:paragraph-properties fo:margin-left="0.635cm" fo:margin-right="0cm" fo:margin-top="0.305cm" fo:margin-bottom="0cm" fo:line-height="100%" text:enable-numbering="true" fo:text-indent="-0.635cm" style:punctuation-wrap="hanging" style:line-break="strict"/>
      <style:text-properties fo:font-size="16pt"/>
    </style:style>
    <style:style style:name="P14" style:family="paragraph">
      <style:paragraph-properties fo:margin-left="3.175cm" fo:margin-right="0cm" fo:margin-top="0.305cm" fo:margin-bottom="0cm" text:enable-numbering="true" fo:text-indent="-0.635cm"/>
      <style:text-properties fo:font-size="16pt"/>
    </style:style>
    <style:style style:name="P15" style:family="paragraph">
      <style:paragraph-properties fo:margin-left="0.635cm" fo:margin-right="0cm" fo:margin-top="0.305cm" fo:margin-bottom="0cm" text:enable-numbering="true" fo:text-indent="-0.635cm"/>
      <style:text-properties fo:font-size="16pt"/>
    </style:style>
    <style:style style:name="P16" style:family="paragraph">
      <style:paragraph-properties fo:margin-left="0.635cm" fo:margin-right="0cm" fo:margin-top="0.305cm" fo:margin-bottom="0cm" fo:line-height="100%" text:enable-numbering="true" fo:text-indent="-0.61cm" style:punctuation-wrap="hanging" style:line-break="strict" style:writing-mode="lr-tb"/>
      <style:text-properties fo:font-size="16pt"/>
    </style:style>
    <style:style style:name="P17" style:family="paragraph">
      <style:paragraph-properties fo:margin-left="0cm" fo:margin-right="0cm" fo:line-height="84%" text:enable-numbering="false" fo:text-indent="0cm" style:punctuation-wrap="hanging" style:line-break="strict"/>
    </style:style>
    <style:style style:name="P18" style:family="paragraph">
      <style:paragraph-properties fo:margin-left="0.635cm" fo:margin-right="0cm" fo:line-height="93%" text:enable-numbering="true" fo:text-indent="-0.635cm" style:punctuation-wrap="hanging" style:line-break="strict"/>
      <style:text-properties fo:font-size="16pt"/>
    </style:style>
    <style:style style:name="P19" style:family="paragraph">
      <style:paragraph-properties fo:margin-left="2.076cm" fo:margin-right="0cm" text:enable-numbering="true" fo:text-indent="-0.784cm"/>
      <style:text-properties fo:font-size="16pt"/>
    </style:style>
    <style:style style:name="P20" style:family="paragraph">
      <style:paragraph-properties fo:margin-left="3.175cm" fo:margin-right="0cm" text:enable-numbering="true" fo:text-indent="-0.635cm"/>
      <style:text-properties fo:font-size="16pt"/>
    </style:style>
    <style:style style:name="P21" style:family="paragraph">
      <style:paragraph-properties fo:margin-left="0.635cm" fo:margin-right="0cm" text:enable-numbering="true" fo:text-indent="-0.635cm"/>
      <style:text-properties fo:font-size="16pt"/>
    </style:style>
    <style:style style:name="P22" style:family="paragraph">
      <style:paragraph-properties fo:margin-left="0.635cm" fo:margin-right="0cm" text:enable-numbering="true" fo:text-indent="-0.635cm"/>
    </style:style>
    <style:style style:name="P23" style:family="paragraph">
      <style:paragraph-properties fo:margin-left="0.635cm" fo:margin-right="0cm" fo:line-height="93%" text:enable-numbering="true" fo:text-indent="-0.635cm" style:punctuation-wrap="hanging" style:line-break="strict" style:writing-mode="lr-tb"/>
      <style:text-properties fo:font-size="16pt"/>
    </style:style>
    <style:style style:name="P24" style:family="paragraph">
      <style:paragraph-properties fo:margin-left="0cm" fo:margin-right="0cm" fo:line-height="84%" text:enable-numbering="false" fo:text-indent="0cm" style:punctuation-wrap="hanging" style:line-break="strict" style:writing-mode="lr-tb"/>
    </style:style>
    <style:style style:name="T1" style:family="text">
      <style:text-properties fo:color="#000000" style:text-line-through-style="none" style:text-position="0% 100%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family-complex="Arial" style:font-pitch-complex="variable" style:font-size-complex="16pt" style:font-relief="none"/>
    </style:style>
    <style:style style:name="T2" style:family="text">
      <style:text-properties fo:color="#000000" style:text-line-through-style="none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family-complex="Arial" style:font-pitch-complex="variable" style:font-size-complex="16pt" style:font-relief="none"/>
    </style:style>
    <style:style style:name="T3" style:family="text">
      <style:text-properties fo:color="#000000" fo:font-size="36pt" fo:language="en" fo:country="GB" style:font-size-asian="36pt" style:font-size-complex="36pt"/>
    </style:style>
    <style:style style:name="T4" style:family="text">
      <style:text-properties fo:font-size="32pt" fo:language="en" fo:country="GB" style:font-size-asian="32pt" style:font-size-complex="32pt"/>
    </style:style>
    <style:style style:name="T5" style:family="text">
      <style:text-properties fo:font-size="18pt" fo:language="en" fo:country="GB" style:font-size-asian="18pt" style:font-size-complex="18pt"/>
    </style:style>
    <style:style style:name="T6" style:family="text">
      <style:text-properties fo:font-size="16pt" fo:language="en" fo:country="GB" style:font-size-asian="16pt" style:font-size-complex="16pt"/>
    </style:style>
    <style:style style:name="T7" style:family="text">
      <style:text-properties fo:font-size="16pt" fo:language="en" fo:country="GB" fo:font-weight="bold" style:font-size-asian="16pt" style:font-size-complex="16pt"/>
    </style:style>
    <style:style style:name="T8" style:family="text">
      <style:text-properties fo:font-size="16pt"/>
    </style:style>
    <style:style style:name="T9" style:family="text">
      <style:text-properties fo:font-size="16pt" fo:language="en" fo:country="GB" fo:font-weight="bold" style:font-size-asian="18pt" style:font-size-complex="18pt"/>
    </style:style>
    <style:style style:name="T10" style:family="text">
      <style:text-properties fo:font-size="16pt" fo:language="en" fo:country="GB" style:font-size-asian="18pt" style:font-size-complex="18pt"/>
    </style:style>
    <style:style style:name="T11" style:family="text">
      <style:text-properties fo:font-size="16pt" fo:language="en" fo:country="GB" fo:font-weight="normal" style:font-size-asian="18pt" style:font-size-complex="18pt"/>
    </style:style>
    <text:list-style style:name="L1">
      <text:list-level-style-bullet text:level="1" text:bullet-char=""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83cm" text:min-label-width="-0.013cm" text:min-label-distance="0.01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25cm" text:min-label-width="0.61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17.802cm" svg:height="3.802cm" svg:x="5.402cm" svg:y="9.22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>June 6, 2007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http://www.eclipse.org/ecf</text:span></text:p>
                  </text:list-item>
                </text:list>
              </text:list-item>
            </text:list>
          </draw:text-box>
        </draw:frame>
        <draw:frame presentation:style-name="pr2" draw:text-style-name="P2" draw:layer="layout" svg:width="22.097cm" svg:height="5.52cm" svg:x="1.167cm" svg:y="3.293cm" presentation:class="title" presentation:user-transformed="true">
          <draw:text-box>
            <text:p text:style-name="P3"><text:span text:style-name="T3">Europa Review: <text:s/></text:span><text:span text:style-name="T3"><text:line-break/></text:span><text:span text:style-name="T3"><text:line-break/></text:span><text:span text:style-name="T3">Eclipse Communication Framework (ECF) </text:span><text:span text:style-name="T3"><text:tab/></text:span><text:span text:style-name="T3"> <text:s/></text:span></text:p>
          </draw:text-box>
        </draw:frame>
        <presentation:notes draw:style-name="dp2">
          <draw:custom-shape draw:style-name="gr1" draw:text-style-name="P4" draw:layer="layout" svg:width="12.81cm" svg:height="9.609cm" svg:x="3.246cm" svg:y="1.927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22.904cm" svg:height="1.527cm" svg:x="0.51cm" svg:y="2.545cm" presentation:class="title" presentation:user-transformed="true">
          <draw:text-box>
            <text:p text:style-name="P3"><text:span text:style-name="T4">New and Noteworthy</text:span></text:p>
          </draw:text-box>
        </draw:frame>
        <draw:frame presentation:style-name="pr5" draw:text-style-name="P9" draw:layer="layout" svg:width="22.242cm" svg:height="13.064cm" svg:x="1.447cm" svg:y="4.465cm" presentation:class="outline" presentation:user-transformed="true">
          <draw:text-box>
            <text:list text:style-name="L3">
              <text:list-item>
                <text:p text:style-name="P6"><text:span text:style-name="T5">Multi-Protocol IM/Buddy Lists/Chat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XMPP/XMPP/Google Talk, MSN,Yahoo, Skype, IRC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6">Real-Time Collaboration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Peer-to-Peer File Sharing, URL Sharing, Remote Control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5">APIs for Identity, Presence/IM, Pub/Sub Datasharing, Service Discovery, Remote OSGi, FileTransfer, Replicated Objects, VOIP signalling. <text:s/>OSGi Services + Extension Points.</text:span></text:p>
              </text:list-item>
            </text:list>
            <text:list text:style-name="L3">
              <text:list-item>
                <text:p text:style-name="P6"><text:span text:style-name="T5">Extensible UI: <text:s/>Connect/Configuration Wizards, Buddy List View</text:span></text:p>
              </text:list-item>
            </text:list>
            <text:list text:style-name="L3">
              <text:list-item>
                <text:p text:style-name="P6"><text:span text:style-name="T5">Minimal dependencies: <text:s/>Core plugins require only CDC 1.0/Foundation 1.0 for use in small runtimes (e.g. eRCP).</text:span></text:p>
              </text:list-item>
            </text:list>
            <text:list text:style-name="L3">
              <text:list-item>
                <text:p text:style-name="P6"><text:span text:style-name="T5">ECF-Based Services/Server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ECF Generic (Equinox Server): <text:s/>ecf.eclipse.or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XMPP/XMPPS (Jive Wildfire): <text:s/>ecf.eclipse.org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6"/></text:p>
              </text:list-item>
            </text:list>
          </draw:text-box>
        </draw:frame>
        <presentation:notes draw:style-name="dp3">
          <draw:custom-shape draw:style-name="gr1" draw:text-style-name="P4" draw:layer="layout" svg:width="12.823cm" svg:height="9.617cm" svg:x="3.237cm" svg:y="1.923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6" draw:text-style-name="P5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2" draw:layer="layout" svg:width="22.904cm" svg:height="1.527cm" svg:x="0.591cm" svg:y="2.54cm" presentation:class="title" presentation:user-transformed="true">
          <draw:text-box>
            <text:p text:style-name="P3"><text:span text:style-name="T4">API Quality</text:span></text:p>
          </draw:text-box>
        </draw:frame>
        <draw:frame presentation:style-name="pr7" draw:text-style-name="P16" draw:layer="layout" svg:width="22.242cm" svg:height="13.208cm" svg:x="1.447cm" svg:y="4.279cm" presentation:class="outline" presentation:user-transformed="true">
          <draw:text-box>
            <text:list text:style-name="L4">
              <text:list-item>
                <text:p text:style-name="P10"><text:span text:style-name="T7">In Active Use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E</text:span><text:span text:style-name="T6">quinox: <text:s/>provisioning incubator projec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6">Google SOC: <text:s/>SCP, RT Shared Editing (2006), Mylar, Jingle (2007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6">Commercial produc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6">Other Eclipse Projects: <text:s/>Corona, DSDP, others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9">High Community Participation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Bug reports-&gt;Refactoring-&gt;Deployment-&gt;Bug Reports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Large non-committer contributions based upon ECF API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10">Bulletin Board API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10">Share-Code Plugi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10">Real-Time Shared Editin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5"><text:span text:style-name="T7">Documentation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6">Bundle-Level Documentation: <text:s/>http://wiki.eclipse.org/index.php/ECF_API_Doc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6">Javadocs: http://www.eclipse.org/ecf/org.eclipse.ecf.docs/api/</text:span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4" draw:layer="layout" svg:width="12.823cm" svg:height="9.617cm" svg:x="3.237cm" svg:y="1.923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6" draw:text-style-name="P5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draw:frame presentation:style-name="pr8" draw:text-style-name="P2" draw:layer="layout" svg:width="22.904cm" svg:height="1.271cm" svg:x="1.226cm" svg:y="2.544cm" presentation:class="title" presentation:user-transformed="true">
          <draw:text-box>
            <text:p text:style-name="P17"><text:span text:style-name="T4">IP Clearance and License</text:span></text:p>
          </draw:text-box>
        </draw:frame>
        <draw:frame presentation:style-name="pr9" draw:text-style-name="P23" draw:layer="layout" svg:width="21.493cm" svg:height="13.104cm" svg:x="2.045cm" svg:y="4.301cm" presentation:class="outline" presentation:user-transformed="true">
          <draw:text-box>
            <text:list text:style-name="L3">
              <text:list-item>
                <text:p text:style-name="P18"><text:span text:style-name="T9">All Contributions IPZilla Process Approved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10">Apache 2 Licen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<text:span text:style-name="T10">JmDNS (zeroconf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<text:span text:style-name="T10">Smack API (xmpp/xmpps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<text:span text:style-name="T10">IRCLib (irc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0">IP Log: http://www.eclipse.org/ecf/ip_log.html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9">Other Contributions (not part of Europa)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10">JXTA Provid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0">Real-Time Shared Edit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0">Shared-Code Plug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1">ECF Extras: <text:s/></text:span><text:span text:style-name="T10">OSU Open Source Lab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Components in IP Incubation will Remain So</text:span></text:p>
                  </text:list-item>
                </text:list>
              </text:list-item>
            </text:list>
            <text:list text:style-name="L3">
              <text:list-item>
                <text:p text:style-name="P22"><text:span text:style-name="T9">Reus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Apache Httpclient, Codec, Logging bundles</text:span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4" draw:layer="layout" svg:width="12.823cm" svg:height="9.617cm" svg:x="3.237cm" svg:y="1.923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6" draw:text-style-name="P5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5" draw:style-name="dp4" draw:master-page-name="Default">
        <draw:frame presentation:style-name="pr10" draw:text-style-name="P24" draw:layer="layout" svg:width="22.904cm" svg:height="1.271cm" svg:x="1.337cm" svg:y="2.508cm" presentation:class="title" presentation:user-transformed="true">
          <draw:text-box>
            <text:p text:style-name="P17"><text:span text:style-name="T4">Committer Diversity</text:span></text:p>
          </draw:text-box>
        </draw:frame>
        <draw:frame presentation:style-name="pr11" draw:text-style-name="P15" draw:layer="layout" svg:width="21.297cm" svg:height="12.429cm" svg:x="2.026cm" svg:y="4.934cm" presentation:class="outline" presentation:user-transformed="true">
          <draw:text-box>
            <text:list text:style-name="L3">
              <text:list-item>
                <text:p text:style-name="P15"><text:span text:style-name="T10">10 part-time committers</text:span></text:p>
              </text:list-item>
            </text:list>
            <text:list text:style-name="L3">
              <text:list-item>
                <text:p text:style-name="P15"><text:span text:style-name="T10">All Volunteers</text:span></text:p>
              </text:list-item>
            </text:list>
            <text:list text:style-name="L3">
              <text:list-item>
                <text:p text:style-name="P15"><text:span text:style-name="T10">Committers from Multiple Companie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IBM, BEA, startups, consultants/independents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10">Committers from Multiple Countrie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Brazil, Canada, France, Germany, USA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10">Project Lead (Scott) Independent</text:span></text:p>
              </text:list-item>
            </text:list>
            <text:list text:style-name="L3">
              <text:list-item>
                <text:p text:style-name="P15"><text:span text:style-name="T10">Working with/Supporting Multiple Eclipse Project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Equinox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Coron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DSD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Mylar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2.819cm" svg:height="9.613cm" svg:x="3.237cm" svg:y="1.923cm" draw:page-number="5"/>
          <draw:frame presentation:style-name="pr6" draw:text-style-name="P5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svg:stroke-opacity="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5.297cm" fo:min-width="22.585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text-autospace="ideograph-alpha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Arial" style:font-pitch-asian="variable" style:font-size-asian="18pt" style:language-asian="zxx" style:country-asian="none" style:font-style-asian="normal" style:font-weight-asian="normal" style:font-family-complex="Arial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8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8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84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76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8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8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84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76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3" style:family="presentation" style:parent-style-name="Title1-outline2">
      <style:paragraph-properties fo:margin-left="3.17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4" style:family="presentation" style:parent-style-name="Title1-outline3">
      <style:paragraph-properties fo:margin-left="4.44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cm" fo:page-height="25.6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2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2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outline1">
      <style:graphic-properties draw:fill-color="#ffffff" draw:auto-grow-height="false" fo:min-height="12.573cm"/>
    </style:style>
    <style:style style:name="pr2" style:family="presentation" style:parent-style-name="Default-backgroundobjects" style:list-style-name="L3">
      <style:graphic-properties draw:stroke="none" draw:fill="none" draw:fill-color="#ffffff" draw:textarea-horizontal-align="left" draw:textarea-vertical-align="top" draw:auto-grow-height="false" draw:auto-grow-width="false" fo:min-height="0.893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 style:list-style-name="L4">
      <style:graphic-properties draw:stroke="none" draw:fill="none" draw:fill-color="#ffffff" draw:textarea-horizontal-align="lef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4" style:family="presentation" style:parent-style-name="Default-backgroundobjects" style:list-style-name="L4">
      <style:graphic-properties draw:stroke="none" draw:fill="none" draw:fill-color="#ffffff" draw:textarea-horizontal-align="righ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5" style:family="presentation" style:parent-style-name="Default-backgroundobjects" style:list-style-name="L4">
      <style:graphic-properties draw:stroke="none" draw:fill="none" draw:fill-color="#ffffff" draw:textarea-horizontal-align="lef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6" style:family="presentation" style:parent-style-name="Default-backgroundobjects" style:list-style-name="L4">
      <style:graphic-properties draw:stroke="none" draw:fill="none" draw:fill-color="#ffffff" draw:textarea-horizontal-align="righ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7" style:family="presentation" style:parent-style-name="Title1-outline1">
      <style:graphic-properties draw:fill-color="#ffffff" draw:auto-grow-height="false" fo:min-height="12.573cm"/>
    </style:style>
    <style:style style:name="pr8" style:family="presentation" style:parent-style-name="Title1-backgroundobjects" style:list-style-name="L4">
      <style:graphic-properties draw:stroke="none" draw:fill="none" draw:fill-color="#ffffff" draw:textarea-horizontal-align="lef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9" style:family="presentation" style:parent-style-name="Title1-backgroundobjects" style:list-style-name="L4">
      <style:graphic-properties draw:stroke="none" draw:fill="none" draw:fill-color="#ffffff" draw:textarea-horizontal-align="righ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10" style:family="presentation" style:parent-style-name="Title1-backgroundobjects" style:list-style-name="L4">
      <style:graphic-properties draw:stroke="none" draw:fill="none" draw:fill-color="#ffffff" draw:textarea-horizontal-align="lef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11" style:family="presentation" style:parent-style-name="Title1-backgroundobjects" style:list-style-name="L4">
      <style:graphic-properties draw:stroke="none" draw:fill="none" draw:fill-color="#ffffff" draw:textarea-horizontal-align="righ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.635cm" fo:margin-right="0cm" fo:text-indent="-0.635cm"/>
    </style:style>
    <style:style style:name="P6" style:family="paragraph">
      <style:paragraph-properties fo:margin-left="2.076cm" fo:margin-right="0cm" fo:text-indent="-0.784cm"/>
    </style:style>
    <style:style style:name="P7" style:family="paragraph">
      <style:paragraph-properties fo:margin-left="3.175cm" fo:margin-right="0cm" fo:text-indent="-0.635cm"/>
    </style:style>
    <style:style style:name="P8" style:family="paragraph">
      <style:paragraph-properties fo:margin-left="4.445cm" fo:margin-right="0cm" fo:text-indent="-0.635cm"/>
    </style:style>
    <style:style style:name="P9" style:family="paragraph">
      <style:paragraph-properties fo:margin-left="5.715cm" fo:margin-right="0cm" fo:text-indent="-0.635cm"/>
    </style:style>
    <style:style style:name="P10" style:family="paragraph">
      <style:paragraph-properties fo:margin-left="5.4cm" fo:margin-right="0cm" fo:text-indent="-0.6cm"/>
    </style:style>
    <style:style style:name="P11" style:family="paragraph">
      <style:paragraph-properties fo:text-align="center" style:writing-mode="lr-tb"/>
      <style:text-properties fo:font-size="24pt"/>
    </style:style>
    <style:style style:name="P12" style:family="paragraph">
      <style:paragraph-properties fo:margin-left="0cm" fo:margin-right="0cm" fo:margin-top="0.22cm" fo:margin-bottom="0cm" fo:line-height="100%" fo:text-align="end" text:enable-numbering="false" fo:text-indent="0cm" style:punctuation-wrap="hanging" style:line-break="strict" style:writing-mode="lr-tb"/>
      <style:text-properties fo:font-size="14pt" style:font-size-asian="14pt" style:font-size-complex="14pt"/>
    </style:style>
    <style:style style:name="P13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14" style:family="paragraph">
      <style:paragraph-properties style:writing-mode="lr-tb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line-height="100%" text:enable-numbering="false" fo:text-indent="0cm" style:line-break="strict" style:writing-mode="lr-tb"/>
      <style:text-properties fo:font-size="14pt" style:font-size-asian="14pt" style:font-size-complex="14pt"/>
    </style:style>
    <style:style style:name="P17" style:family="paragraph">
      <style:paragraph-properties fo:margin-left="0cm" fo:margin-right="0cm" fo:line-height="100%" fo:text-align="end" text:enable-numbering="false" fo:text-indent="0cm" style:line-break="strict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0pt" fo:language="en" fo:country="GB" fo:font-weight="bold" style:font-size-asian="10pt" style:font-size-complex="10pt"/>
    </style:style>
    <style:style style:name="T3" style:family="text">
      <style:text-properties fo:color="#000000" fo:font-size="10pt" fo:language="en" fo:country="GB" style:font-size-asian="10pt" style:font-size-complex="10pt"/>
    </style:style>
    <style:style style:name="T4" style:family="text">
      <style:text-properties fo:color="#000000" fo:font-family="'Times New Roman'" style:font-family-generic="roman" style:font-pitch="variable" fo:font-size="12pt" fo:language="en" fo:country="GB" style:font-family-asian="'Lucida Sans Unicode'" style:font-pitch-asian="variable" style:font-size-asian="12pt" style:font-family-complex="'Lucida Sans Unicode'" style:font-pitch-complex="variable" style:font-size-complex="12pt"/>
    </style:style>
    <style:style style:name="T5" style:family="text">
      <style:text-properties fo:color="#000000" fo:font-size="13pt" fo:language="en" fo:country="GB" style:font-size-asian="13pt" style:font-size-complex="13pt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56cm" svg:height="4.617cm" svg:x="2.229cm" svg:y="3.59cm" draw:page-number="1"/>
      <draw:page-thumbnail draw:layer="backgroundobjects" svg:width="6.156cm" svg:height="4.617cm" svg:x="10.914cm" svg:y="3.59cm"/>
      <draw:page-thumbnail draw:layer="backgroundobjects" svg:width="6.156cm" svg:height="4.617cm" svg:x="2.229cm" svg:y="10.516cm"/>
      <draw:page-thumbnail draw:layer="backgroundobjects" svg:width="6.156cm" svg:height="4.617cm" svg:x="10.914cm" svg:y="10.516cm"/>
      <draw:page-thumbnail draw:layer="backgroundobjects" svg:width="6.156cm" svg:height="4.617cm" svg:x="2.229cm" svg:y="17.442cm"/>
      <draw:page-thumbnail draw:layer="backgroundobjects" svg:width="6.156cm" svg:height="4.617cm" svg:x="10.914cm" svg:y="17.442cm"/>
      <draw:frame draw:style-name="gr1" draw:text-style-name="P2" draw:layer="backgroundobjects" svg:width="8.375cm" svg:height="1.281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375cm" svg:height="1.281cm" svg:x="10.924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375cm" svg:height="1.281cm" svg:x="0cm" svg:y="24.368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375cm" svg:height="1.281cm" svg:x="10.924cm" svg:y="24.368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95cm" svg:height="1.386cm" svg:x="0.427cm" svg:y="2.42cm" presentation:class="title" presentation:placeholder="true">
        <draw:text-box/>
      </draw:frame>
      <draw:frame presentation:style-name="pr1" draw:layer="backgroundobjects" svg:width="21.484cm" svg:height="12.651cm" svg:x="1.839cm" svg:y="4.382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3" draw:text-style-name="P11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pr2" draw:text-style-name="P12" draw:layer="backgroundobjects" svg:width="2.787cm" svg:height="0.892cm" svg:x="0.427cm" svg:y="17.951cm" presentation:class="page-number">
        <draw:text-box>
          <text:p text:style-name="P12"><text:span text:style-name="T2"><text:page-number>&lt;number&gt;</text:page-number></text:span></text:p>
        </draw:text-box>
      </draw:frame>
      <draw:line draw:style-name="gr4" draw:text-style-name="P11" draw:layer="backgroundobjects" svg:x1="4.022cm" svg:y1="17.881cm" svg:x2="4.026cm" svg:y2="18.415cm">
        <text:p text:style-name="P1"/>
      </draw:line>
      <draw:custom-shape draw:style-name="gr5" draw:text-style-name="P14" draw:layer="backgroundobjects" svg:width="21.378cm" svg:height="5.557cm" svg:x="4.022cm" svg:y="17.987cm">
        <text:p text:style-name="P13"><text:span text:style-name="T3">Eclipse Foundation | <text:s/>© 2007 by Composent made available under the EPL v1.0</text:span></text:p>
        <draw:enhanced-geometry svg:viewBox="0 0 21600 21600" draw:type="rectangle" draw:enhanced-path="M 0 0 L 21600 0 21600 21600 0 21600 0 0 Z N"/>
      </draw:custom-shape>
      <draw:frame draw:style-name="gr6" draw:text-style-name="P15" draw:layer="backgroundobjects" svg:width="5.09cm" svg:height="2.274cm" svg:x="1.482cm" svg:y="0.207cm">
        <draw:image xlink:href="Pictures/100000000000008D0000004598FDF32C.png" xlink:type="simple" xlink:show="embed" xlink:actuate="onLoad">
          <text:p text:style-name="P1"/>
        </draw:image>
      </draw:frame>
      <presentation:notes style:page-layout-name="PM0">
        <draw:rect draw:style-name="gr7" draw:text-style-name="P15" draw:layer="backgroundobjects" svg:width="19.3cm" svg:height="25.65cm" svg:x="0cm" svg:y="0cm">
          <text:p text:style-name="P1"/>
        </draw:rect>
        <draw:custom-shape draw:style-name="gr8" draw:text-style-name="P14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6" draw:layer="backgroundobjects" svg:width="8.352cm" svg:height="1.275cm" svg:x="0cm" svg:y="0cm" presentation:class="header">
          <draw:text-box>
            <text:p text:style-name="P16"><text:span text:style-name="T4"><presentation:header/></text:span></text:p>
          </draw:text-box>
        </draw:frame>
        <draw:frame presentation:style-name="pr4" draw:text-style-name="P17" draw:layer="backgroundobjects" svg:width="8.352cm" svg:height="1.275cm" svg:x="10.932cm" svg:y="0cm" presentation:class="date-time">
          <draw:text-box>
            <text:p text:style-name="P17"><text:span text:style-name="T4"><presentation:date-time/></text:span></text:p>
          </draw:text-box>
        </draw:frame>
        <draw:page-thumbnail presentation:style-name="Default-title" draw:layer="backgroundobjects" svg:width="12.814cm" svg:height="9.609cm" svg:x="3.237cm" svg:y="1.923cm" presentation:class="page"/>
        <draw:frame presentation:style-name="Default-notes" draw:layer="backgroundobjects" svg:width="15.426cm" svg:height="11.532cm" svg:x="1.931cm" svg:y="12.183cm" presentation:class="notes" presentation:placeholder="true">
          <draw:text-box/>
        </draw:frame>
        <draw:frame presentation:style-name="pr5" draw:text-style-name="P16" draw:layer="backgroundobjects" svg:width="8.352cm" svg:height="1.285cm" svg:x="0cm" svg:y="24.358cm" presentation:class="footer">
          <draw:text-box>
            <text:p text:style-name="P16"><text:span text:style-name="T4"><presentation:footer/></text:span></text:p>
          </draw:text-box>
        </draw:frame>
        <draw:frame presentation:style-name="pr6" draw:text-style-name="P17" draw:layer="backgroundobjects" svg:width="8.352cm" svg:height="1.285cm" svg:x="10.932cm" svg:y="24.358cm" presentation:class="page-number">
          <draw:text-box>
            <text:p text:style-name="P17"><text:span text:style-name="T4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3" draw:text-style-name="P11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Title1-title" draw:layer="backgroundobjects" svg:width="22.088cm" svg:height="4.085cm" svg:x="1.085cm" svg:y="4.74cm" presentation:class="title" presentation:placeholder="true">
        <draw:text-box/>
      </draw:frame>
      <draw:custom-shape draw:style-name="gr9" draw:text-style-name="P14" draw:layer="backgroundobjects" svg:width="5.926cm" svg:height="1.323cm" svg:x="19.121cm" svg:y="0.67cm">
        <text:p text:style-name="P1"/>
        <draw:enhanced-geometry svg:viewBox="0 0 21600 21600" draw:type="mso-spt202" draw:enhanced-path="M 0 0 L 21600 0 21600 21600 0 21600 0 0 Z N"/>
      </draw:custom-shape>
      <draw:custom-shape draw:style-name="gr5" draw:text-style-name="P14" draw:layer="backgroundobjects" svg:width="25.277cm" svg:height="5.557cm" svg:x="0.194cm" svg:y="17.934cm">
        <text:p text:style-name="P13"><text:span text:style-name="T5">© 2006 by IBM, Composent, et al. made available under the EPL v1.0 | <text:s/>2006 <text:s/>|</text:span></text:p>
        <draw:enhanced-geometry svg:viewBox="0 0 21600 21600" draw:type="rectangle" draw:enhanced-path="M 0 0 L 21600 0 21600 21600 0 21600 0 0 Z N"/>
      </draw:custom-shape>
      <draw:frame presentation:style-name="pr7" draw:layer="backgroundobjects" svg:width="22.851cm" svg:height="13.312cm" svg:x="1.269cm" svg:y="4.093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6" draw:text-style-name="P15" draw:layer="backgroundobjects" svg:width="5.09cm" svg:height="2.274cm" svg:x="1.482cm" svg:y="0.207cm">
        <draw:image xlink:href="Pictures/100000000000008D0000004598FDF32C.png" xlink:type="simple" xlink:show="embed" xlink:actuate="onLoad">
          <text:p text:style-name="P1"/>
        </draw:image>
      </draw:frame>
      <presentation:notes style:page-layout-name="PM0">
        <draw:rect draw:style-name="gr7" draw:text-style-name="P15" draw:layer="backgroundobjects" svg:width="19.3cm" svg:height="25.65cm" svg:x="0cm" svg:y="0cm">
          <text:p text:style-name="P1"/>
        </draw:rect>
        <draw:custom-shape draw:style-name="gr8" draw:text-style-name="P14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16" draw:layer="backgroundobjects" svg:width="8.352cm" svg:height="1.275cm" svg:x="0cm" svg:y="0cm" presentation:class="header" presentation:user-transformed="true">
          <draw:text-box>
            <text:p text:style-name="P16"><text:span text:style-name="T4"><presentation:header/></text:span></text:p>
          </draw:text-box>
        </draw:frame>
        <draw:frame presentation:style-name="pr9" draw:text-style-name="P17" draw:layer="backgroundobjects" svg:width="8.352cm" svg:height="1.275cm" svg:x="10.932cm" svg:y="0cm" presentation:class="date-time" presentation:user-transformed="true">
          <draw:text-box>
            <text:p text:style-name="P17"><text:span text:style-name="T4"><presentation:date-time/></text:span></text:p>
          </draw:text-box>
        </draw:frame>
        <draw:page-thumbnail presentation:style-name="Title1-title" draw:layer="backgroundobjects" svg:width="12.814cm" svg:height="9.609cm" svg:x="3.237cm" svg:y="1.923cm" presentation:class="page"/>
        <draw:frame presentation:style-name="Title1-notes" draw:layer="backgroundobjects" svg:width="15.426cm" svg:height="11.532cm" svg:x="1.931cm" svg:y="12.183cm" presentation:class="notes" presentation:placeholder="true" presentation:user-transformed="true">
          <draw:text-box/>
        </draw:frame>
        <draw:frame presentation:style-name="pr10" draw:text-style-name="P16" draw:layer="backgroundobjects" svg:width="8.352cm" svg:height="1.285cm" svg:x="0cm" svg:y="24.358cm" presentation:class="footer" presentation:user-transformed="true">
          <draw:text-box>
            <text:p text:style-name="P16"><text:span text:style-name="T4"><presentation:footer/></text:span></text:p>
          </draw:text-box>
        </draw:frame>
        <draw:frame presentation:style-name="pr11" draw:text-style-name="P17" draw:layer="backgroundobjects" svg:width="8.352cm" svg:height="1.285cm" svg:x="10.932cm" svg:y="24.358cm" presentation:class="page-number" presentation:user-transformed="true">
          <draw:text-box>
            <text:p text:style-name="P17"><text:span text:style-name="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creation-date>2006-02-26T17:56:38</meta:creation-date>
    <dc:creator>Scott Lewis</dc:creator>
    <dc:date>2007-05-29T16:46:23</dc:date>
    <meta:print-date>2006-02-26T17:56:38</meta:print-date>
    <dc:language>en-US</dc:language>
    <meta:editing-cycles>371</meta:editing-cycles>
    <meta:editing-duration>P1DT20H18M0S</meta:editing-duration>
    <meta:user-defined meta:name="Info 1"/>
    <meta:user-defined meta:name="Info 2"/>
    <meta:user-defined meta:name="Info 3"/>
    <meta:user-defined meta:name="Info 4"/>
    <meta:document-statistic meta:object-count="61"/>
  </office:meta>
</office:document-meta>
</file>